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office:name="__Annotation__6368_3270115435111111111111111111111111111111111111111" style:name="Таблица1" style:family="table">
      <style:table-properties style:width="6.691in" table:align="left"/>
    </style:style>
    <style:style style:name="Таблица1.A" style:family="table-column">
      <style:table-column-properties style:column-width="1.7069in"/>
    </style:style>
    <style:style style:name="Таблица1.B" style:family="table-column">
      <style:table-column-properties style:column-width="4.984in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4" style:family="table-row">
      <style:table-row-properties style:min-row-height="2.6361in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background-color="#ffff99"/>
    </style:style>
    <style:style style:name="P3" style:family="paragraph" style:parent-style-name="Text_20_body">
      <style:paragraph-properties fo:margin-top="0in" fo:margin-bottom="0.0835in"/>
      <style:text-properties fo:language="ru" fo:country="RU"/>
    </style:style>
    <style:style style:name="P4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font-variant="normal" fo:text-transform="none" fo:color="#172b4d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8" style:family="paragraph" style:parent-style-name="Text_20_body">
      <style:text-properties fo:background-color="#ffff99"/>
    </style:style>
    <style:style style:name="P9" style:family="paragraph" style:parent-style-name="Text_20_body">
      <style:paragraph-properties fo:margin-top="0in" fo:margin-bottom="0.0835in"/>
    </style:style>
    <style:style style:name="P10" style:family="paragraph" style:parent-style-name="Text_20_body">
      <style:paragraph-properties fo:margin-top="0in" fo:margin-bottom="0.0835in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Text_20_body">
      <style:paragraph-properties fo:margin-top="0in" fo:margin-bottom="0.0835in"/>
      <style:text-properties fo:language="ru" fo:country="RU"/>
    </style:style>
    <style:style style:name="P12" style:family="paragraph" style:parent-style-name="Text_20_body">
      <style:paragraph-properties fo:margin-top="0in" fo:margin-bottom="0.0835in"/>
      <style:text-properties fo:font-variant="normal" fo:text-transform="none" fo:color="#172b4d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background-color="#ffff99"/>
    </style:style>
    <style:style style:name="P15" style:family="paragraph" style:parent-style-name="Text_20_body">
      <style:paragraph-properties fo:margin-top="0in" fo:margin-bottom="0.0835in"/>
      <style:text-properties fo:language="ru" fo:country="RU"/>
    </style:style>
    <style:style style:name="P16" style:family="paragraph">
      <style:paragraph-properties loext:tab-stop-distance="0cm"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background-color="#ffff99" loext:char-shading-value="0"/>
    </style:style>
    <style:style style:name="T3" style:family="text">
      <style:text-properties style:use-window-font-color="true" style:text-outline="false" style:text-line-through-styl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font-variant="normal" fo:text-transform="none" fo:color="#172b4d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 loext:opacity="100%"/>
    </style:style>
    <style:style style:name="T8" style:family="text">
      <style:text-properties fo:font-variant="normal" fo:text-transform="none" fo:color="#172b4d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 loext:opacity="100%"/>
    </style:style>
    <style:style style:name="T9" style:family="text">
      <style:text-properties fo:background-color="#ffff99" loext:char-shading-value="0"/>
    </style:style>
    <style:style style:name="T10" style:family="text">
      <style:text-properties style:use-window-font-color="true" style:text-outline="false" style:text-line-through-styl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2" style:family="text">
      <style:text-properties style:use-window-font-color="true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Segoe UI" fo:font-size="10pt" fo:language="ru" fo:country="RU" style:language-asian="zh" style:country-asian="CN" style:language-complex="hi" style:country-complex="IN"/>
    </style:style>
  </office:automatic-styles>
  <office:body>
    <office:text text:use-soft-page-breaks="true">
      <text:tracked-changes>
        <text:changed-region xml:id="ct318224552" text:id="ct318224552">
          <text:insertion>
            <office:change-info>
              <dc:creator>&lt;анонимный&gt;</dc:creator>
              <dc:date>2024-06-08T21:48:00</dc:date>
            </office:change-info>
          </text:insertion>
        </text:changed-region>
        <text:changed-region xml:id="ct157343056" text:id="ct157343056">
          <text:deletion>
            <office:change-info>
              <dc:creator>Тарас</dc:creator>
              <dc:date>2024-06-08T18:18:34</dc:date>
            </office:change-info>
            <text:p text:style-name="P1">«</text:p>
          </text:deletion>
        </text:changed-region>
        <text:changed-region xml:id="ct157341808" text:id="ct157341808">
          <text:deletion>
            <office:change-info>
              <dc:creator>Тарас</dc:creator>
              <dc:date>2024-06-08T18:18:33</dc:date>
            </office:change-info>
            <text:p text:style-name="P1">»</text:p>
          </text:deletion>
        </text:changed-region>
        <text:changed-region xml:id="ct157342224" text:id="ct157342224">
          <text:insertion>
            <office:change-info>
              <dc:creator>Тарас</dc:creator>
              <dc:date>2024-06-07T14:37:24</dc:date>
            </office:change-info>
          </text:insertion>
        </text:changed-region>
        <text:changed-region xml:id="ct157341080" text:id="ct157341080">
          <text:deletion>
            <office:change-info>
              <dc:creator>Тарас</dc:creator>
              <dc:date>2024-06-07T14:37:23</dc:date>
            </office:change-info>
            <text:p text:style-name="P1">л</text:p>
          </text:deletion>
        </text:changed-region>
        <text:changed-region xml:id="ct157341496" text:id="ct157341496">
          <text:deletion>
            <office:change-info>
              <dc:creator>Тарас</dc:creator>
              <dc:date>2024-06-07T14:39:23</dc:date>
            </office:change-info>
            <text:p text:style-name="Text_20_body"><text:span text:style-name="T1">Резкар</text:span></text:p>
          </text:deletion>
        </text:changed-region>
        <text:changed-region xml:id="ct157341288" text:id="ct157341288">
          <text:insertion>
            <office:change-info>
              <dc:creator>Тарас</dc:creator>
              <dc:date>2024-06-07T14:39:23</dc:date>
            </office:change-info>
          </text:insertion>
        </text:changed-region>
        <text:changed-region xml:id="ct157342016" text:id="ct157342016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157343472" text:id="ct157343472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157342536" text:id="ct157342536">
          <text:insertion>
            <office:change-info>
              <dc:creator>Тарас</dc:creator>
              <dc:date>2024-06-07T19:29:53</dc:date>
            </office:change-info>
          </text:insertion>
        </text:changed-region>
        <text:changed-region xml:id="ct157341600" text:id="ct157341600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157342744" text:id="ct157342744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157341392" text:id="ct157341392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157343264" text:id="ct157343264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157343576" text:id="ct157343576">
          <text:insertion>
            <office:change-info>
              <dc:creator>Тарас</dc:creator>
              <dc:date>2024-06-08T14:10:49</dc:date>
            </office:change-info>
          </text:insertion>
        </text:changed-region>
        <text:changed-region xml:id="ct157341912" text:id="ct157341912">
          <text:format-change>
            <office:change-info>
              <dc:creator>Тарас</dc:creator>
              <dc:date>2024-06-08T14:10:53</dc:date>
            </office:change-info>
          </text:format-change>
        </text:changed-region>
        <text:changed-region xml:id="ct157342848" text:id="ct157342848">
          <text:insertion>
            <office:change-info>
              <dc:creator>Тарас</dc:creator>
              <dc:date>2024-06-08T14:10:53</dc:date>
            </office:change-info>
          </text:insertion>
        </text:changed-region>
        <text:changed-region xml:id="ct157342952" text:id="ct157342952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157343680" text:id="ct157343680">
          <text:deletion>
            <office:change-info>
              <dc:creator>Тарас</dc:creator>
              <dc:date>2024-06-08T14:21:00</dc:date>
            </office:change-info>
            <text:p text:style-name="Text_20_body"><text:s/></text:p>
          </text:deletion>
        </text:changed-region>
        <text:changed-region xml:id="ct157342120" text:id="ct157342120">
          <text:deletion>
            <office:change-info>
              <dc:creator>Тарас</dc:creator>
              <dc:date>2024-06-07T19:31:51</dc:date>
            </office:change-info>
            <text:p text:style-name="Text_20_body">Не<text:span text:style-name="T1">которое время </text:span>спустя</text:p>
          </text:deletion>
        </text:changed-region>
        <text:changed-region xml:id="ct157343888" text:id="ct157343888">
          <text:insertion>
            <office:change-info>
              <dc:creator>Тарас</dc:creator>
              <dc:date>2024-06-07T19:31:56</dc:date>
            </office:change-info>
          </text:insertion>
        </text:changed-region>
        <text:changed-region xml:id="ct157343992" text:id="ct157343992">
          <text:deletion>
            <office:change-info>
              <dc:creator>Тарас</dc:creator>
              <dc:date>2024-06-07T19:32:26</dc:date>
            </office:change-info>
            <text:p text:style-name="Text_20_body"><text:span text:style-name="T1">мощными</text:span></text:p>
          </text:deletion>
        </text:changed-region>
        <text:changed-region xml:id="ct157344096" text:id="ct157344096">
          <text:insertion>
            <office:change-info>
              <dc:creator>Тарас</dc:creator>
              <dc:date>2024-06-07T19:37:04</dc:date>
            </office:change-info>
          </text:insertion>
        </text:changed-region>
        <text:changed-region xml:id="ct157344616" text:id="ct157344616">
          <text:deletion>
            <office:change-info>
              <dc:creator>Тарас</dc:creator>
              <dc:date>2024-06-07T19:33:29</dc:date>
            </office:change-info>
            <text:p text:style-name="Text_20_body"><text:span text:style-name="T1">, стремясь пробиться в залы монастыря, где скрывался вождь орды</text:span></text:p>
          </text:deletion>
        </text:changed-region>
        <text:changed-region xml:id="ct157345032" text:id="ct157345032">
          <text:insertion>
            <office:change-info>
              <dc:creator>Тарас</dc:creator>
              <dc:date>2024-06-07T19:36:20</dc:date>
            </office:change-info>
          </text:insertion>
        </text:changed-region>
        <text:changed-region xml:id="ct157344720" text:id="ct157344720">
          <text:insertion>
            <office:change-info>
              <dc:creator>Тарас</dc:creator>
              <dc:date>2024-06-07T19:37:38</dc:date>
            </office:change-info>
          </text:insertion>
        </text:changed-region>
        <text:changed-region xml:id="ct157344928" text:id="ct157344928">
          <text:insertion>
            <office:change-info>
              <dc:creator>Тарас</dc:creator>
              <dc:date>2024-06-07T19:38:39</dc:date>
            </office:change-info>
          </text:insertion>
        </text:changed-region>
        <text:changed-region xml:id="ct157344408" text:id="ct157344408">
          <text:insertion>
            <office:change-info>
              <dc:creator>Тарас</dc:creator>
              <dc:date>2024-06-07T19:48:32</dc:date>
            </office:change-info>
          </text:insertion>
        </text:changed-region>
        <text:changed-region xml:id="ct157344512" text:id="ct157344512">
          <text:insertion>
            <office:change-info>
              <dc:creator>Тарас</dc:creator>
              <dc:date>2024-06-07T19:40:08</dc:date>
            </office:change-info>
          </text:insertion>
        </text:changed-region>
        <text:changed-region xml:id="ct157344824" text:id="ct157344824">
          <text:insertion>
            <office:change-info>
              <dc:creator>Тарас</dc:creator>
              <dc:date>2024-06-07T19:41:09</dc:date>
            </office:change-info>
          </text:insertion>
        </text:changed-region>
        <text:changed-region xml:id="ct286217408" text:id="ct286217408">
          <text:deletion>
            <office:change-info>
              <dc:creator>Тарас</dc:creator>
              <dc:date>2024-06-07T19:41:30</dc:date>
            </office:change-info>
            <text:p text:style-name="P2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286219176" text:id="ct286219176">
          <text:deletion>
            <office:change-info>
              <dc:creator>Тарас</dc:creator>
              <dc:date>2024-06-07T19:39:48</dc:date>
            </office:change-info>
            <text:p text:style-name="P2"><text:span text:style-name="T1">и</text:span></text:p>
          </text:deletion>
        </text:changed-region>
        <text:changed-region xml:id="ct286217720" text:id="ct286217720">
          <text:deletion>
            <office:change-info>
              <dc:creator>Тарас</dc:creator>
              <dc:date>2024-06-07T19:41:30</dc:date>
            </office:change-info>
            <text:p text:style-name="P2"><text:span text:style-name="T1">Тем временем отряд монахов во главе с Шолохом уже несколько дней пр</text:span></text:p>
          </text:deletion>
        </text:changed-region>
        <text:changed-region xml:id="ct286216576" text:id="ct286216576">
          <text:insertion>
            <office:change-info>
              <dc:creator>Тарас</dc:creator>
              <dc:date>2024-06-08T14:12:37</dc:date>
            </office:change-info>
          </text:insertion>
        </text:changed-region>
        <text:changed-region xml:id="ct286217616" text:id="ct286217616">
          <text:insertion>
            <office:change-info>
              <dc:creator>Тарас</dc:creator>
              <dc:date>2024-06-07T19:49:29</dc:date>
            </office:change-info>
          </text:insertion>
        </text:changed-region>
        <text:changed-region xml:id="ct286219280" text:id="ct286219280">
          <text:insertion>
            <office:change-info>
              <dc:creator>Тарас</dc:creator>
              <dc:date>2024-06-07T19:44:10</dc:date>
            </office:change-info>
          </text:insertion>
        </text:changed-region>
        <text:changed-region xml:id="ct286218864" text:id="ct286218864">
          <text:deletion>
            <office:change-info>
              <dc:creator>Тарас</dc:creator>
              <dc:date>2024-06-07T19:45:52</dc:date>
            </office:change-info>
            <text:p text:style-name="P2"><text:span text:style-name="T1">В</text:span></text:p>
          </text:deletion>
        </text:changed-region>
        <text:changed-region xml:id="ct286218552" text:id="ct286218552">
          <text:insertion>
            <office:change-info>
              <dc:creator>Тарас</dc:creator>
              <dc:date>2024-06-07T19:45:57</dc:date>
            </office:change-info>
          </text:insertion>
        </text:changed-region>
        <text:changed-region xml:id="ct286219384" text:id="ct286219384">
          <text:insertion>
            <office:change-info>
              <dc:creator>Тарас</dc:creator>
              <dc:date>2024-06-07T19:46:02</dc:date>
            </office:change-info>
          </text:insertion>
        </text:changed-region>
        <text:changed-region xml:id="ct286216264" text:id="ct286216264">
          <text:deletion>
            <office:change-info>
              <dc:creator>Тарас</dc:creator>
              <dc:date>2024-06-07T20:22:04</dc:date>
            </office:change-info>
            <text:p text:style-name="P2"><text:span text:style-name="T1"><text:s/></text:span></text:p>
          </text:deletion>
        </text:changed-region>
        <text:changed-region xml:id="ct286219488" text:id="ct286219488">
          <text:deletion>
            <office:change-info>
              <dc:creator>Тарас</dc:creator>
              <dc:date>2024-06-07T19:46:01</dc:date>
            </office:change-info>
            <text:p text:style-name="P2"><text:span text:style-name="T1">вшись</text:span></text:p>
          </text:deletion>
        </text:changed-region>
        <text:changed-region xml:id="ct286216680" text:id="ct286216680">
          <text:insertion>
            <office:change-info>
              <dc:creator>Тарас</dc:creator>
              <dc:date>2024-06-07T19:46:08</dc:date>
            </office:change-info>
          </text:insertion>
        </text:changed-region>
        <text:changed-region xml:id="ct286216992" text:id="ct286216992">
          <text:deletion>
            <office:change-info>
              <dc:creator>Тарас</dc:creator>
              <dc:date>2024-06-07T19:47:08</dc:date>
            </office:change-info>
            <text:p text:style-name="P2"><text:span text:style-name="T1">тем</text:span></text:p>
          </text:deletion>
        </text:changed-region>
        <text:changed-region xml:id="ct286218656" text:id="ct286218656">
          <text:insertion>
            <office:change-info>
              <dc:creator>Тарас</dc:creator>
              <dc:date>2024-06-07T19:47:09</dc:date>
            </office:change-info>
          </text:insertion>
        </text:changed-region>
        <text:changed-region xml:id="ct286216368" text:id="ct286216368">
          <text:insertion>
            <office:change-info>
              <dc:creator>Тарас</dc:creator>
              <dc:date>2024-06-07T20:22:12</dc:date>
            </office:change-info>
          </text:insertion>
        </text:changed-region>
        <text:changed-region xml:id="ct286217096" text:id="ct286217096">
          <text:deletion>
            <office:change-info>
              <dc:creator>Тарас</dc:creator>
              <dc:date>2024-06-07T19:47:15</dc:date>
            </office:change-info>
            <text:p text:style-name="P2"><text:span text:style-name="T1">что</text:span></text:p>
          </text:deletion>
        </text:changed-region>
        <text:changed-region xml:id="ct286218240" text:id="ct286218240">
          <text:insertion>
            <office:change-info>
              <dc:creator>Тарас</dc:creator>
              <dc:date>2024-06-07T19:47:17</dc:date>
            </office:change-info>
          </text:insertion>
        </text:changed-region>
        <text:changed-region xml:id="ct286219072" text:id="ct286219072">
          <text:insertion>
            <office:change-info>
              <dc:creator>Тарас</dc:creator>
              <dc:date>2024-06-07T19:46:35</dc:date>
            </office:change-info>
          </text:insertion>
        </text:changed-region>
        <text:changed-region xml:id="ct286216472" text:id="ct286216472">
          <text:insertion>
            <office:change-info>
              <dc:creator>Тарас</dc:creator>
              <dc:date>2024-06-08T14:14:49</dc:date>
            </office:change-info>
          </text:insertion>
        </text:changed-region>
        <text:changed-region xml:id="ct286216784" text:id="ct286216784">
          <text:deletion>
            <office:change-info>
              <dc:creator>Тарас</dc:creator>
              <dc:date>2024-06-08T14:14:33</dc:date>
            </office:change-info>
            <text:p text:style-name="P2"><text:span text:style-name="T1">.</text:span></text:p>
          </text:deletion>
        </text:changed-region>
        <text:changed-region xml:id="ct286218968" text:id="ct286218968">
          <text:deletion>
            <office:change-info>
              <dc:creator>Тарас</dc:creator>
              <dc:date>2024-06-07T19:46:32</dc:date>
            </office:change-info>
            <text:p text:style-name="P2"><text:span text:style-name="T1">, монахи решили действовать</text:span></text:p>
          </text:deletion>
        </text:changed-region>
        <text:changed-region xml:id="ct286218760" text:id="ct286218760">
          <text:deletion>
            <office:change-info>
              <dc:creator>Тарас</dc:creator>
              <dc:date>2024-06-07T19:59:31</dc:date>
            </office:change-info>
            <text:p text:style-name="Text_20_body"><text:span text:style-name="T1"/></text:p>
            <text:p text:style-name="Text_20_body"><text:span text:style-name="T1"/></text:p>
          </text:deletion>
        </text:changed-region>
        <text:changed-region xml:id="ct286217200" text:id="ct286217200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86216888" text:id="ct286216888">
          <text:insertion>
            <office:change-info>
              <dc:creator>Тарас</dc:creator>
              <dc:date>2024-06-07T20:16:03</dc:date>
            </office:change-info>
          </text:insertion>
        </text:changed-region>
        <text:changed-region xml:id="ct286218344" text:id="ct286218344">
          <text:deletion>
            <office:change-info>
              <dc:creator>Тарас</dc:creator>
              <dc:date>2024-06-07T20:15:48</dc:date>
            </office:change-info>
            <text:p text:style-name="P3">не смог организовать оборону и </text:p>
          </text:deletion>
        </text:changed-region>
        <text:changed-region xml:id="ct286217824" text:id="ct286217824">
          <text:deletion>
            <office:change-info>
              <dc:creator>Тарас</dc:creator>
              <dc:date>2024-06-07T19:54:04</dc:date>
            </office:change-info>
            <text:p text:style-name="P3">огромному</text:p>
          </text:deletion>
        </text:changed-region>
        <text:changed-region xml:id="ct286217304" text:id="ct286217304">
          <text:insertion>
            <office:change-info>
              <dc:creator>Тарас</dc:creator>
              <dc:date>2024-06-07T19:56:11</dc:date>
            </office:change-info>
          </text:insertion>
        </text:changed-region>
        <text:changed-region xml:id="ct286217512" text:id="ct286217512">
          <text:deletion>
            <office:change-info>
              <dc:creator>Тарас</dc:creator>
              <dc:date>2024-06-07T19:55:55</dc:date>
            </office:change-info>
            <text:p text:style-name="P3"><text:s/>звуки боя не утихли, </text:p>
          </text:deletion>
        </text:changed-region>
        <text:changed-region xml:id="ct286217928" text:id="ct286217928">
          <text:insertion>
            <office:change-info>
              <dc:creator>Тарас</dc:creator>
              <dc:date>2024-06-08T18:21:36</dc:date>
            </office:change-info>
          </text:insertion>
        </text:changed-region>
        <text:changed-region xml:id="ct286218032" text:id="ct286218032">
          <text:insertion>
            <office:change-info>
              <dc:creator>Тарас</dc:creator>
              <dc:date>2024-06-07T19:54:40</dc:date>
            </office:change-info>
          </text:insertion>
        </text:changed-region>
        <text:changed-region xml:id="ct286218136" text:id="ct286218136">
          <text:deletion>
            <office:change-info>
              <dc:creator>Тарас</dc:creator>
              <dc:date>2024-06-07T19:54:33</dc:date>
            </office:change-info>
            <text:p text:style-name="P3"><text:s/></text:p>
          </text:deletion>
        </text:changed-region>
        <text:changed-region xml:id="ct286218448" text:id="ct286218448">
          <text:deletion>
            <office:change-info>
              <dc:creator>Тарас</dc:creator>
              <dc:date>2024-06-07T19:56:16</dc:date>
            </office:change-info>
            <text:p text:style-name="P3">уже</text:p>
          </text:deletion>
        </text:changed-region>
        <text:changed-region xml:id="ct286220112" text:id="ct286220112">
          <text:insertion>
            <office:change-info>
              <dc:creator>Тарас</dc:creator>
              <dc:date>2024-06-07T19:56:18</dc:date>
            </office:change-info>
          </text:insertion>
        </text:changed-region>
        <text:changed-region xml:id="ct286219904" text:id="ct286219904">
          <text:deletion>
            <office:change-info>
              <dc:creator>Тарас</dc:creator>
              <dc:date>2024-06-07T20:04:00</dc:date>
            </office:change-info>
            <text:p text:style-name="P3">монастыря</text:p>
          </text:deletion>
        </text:changed-region>
        <text:changed-region xml:id="ct286219800" text:id="ct286219800">
          <text:insertion>
            <office:change-info>
              <dc:creator>Тарас</dc:creator>
              <dc:date>2024-06-07T20:04:00</dc:date>
            </office:change-info>
          </text:insertion>
        </text:changed-region>
        <text:changed-region xml:id="ct286219592" text:id="ct286219592">
          <text:deletion>
            <office:change-info>
              <dc:creator>Тарас</dc:creator>
              <dc:date>2024-06-07T20:03:16</dc:date>
            </office:change-info>
            <text:p text:style-name="P3"><text:bookmark-start text:name="__Annotation__6269_3270115435____ Копия 211111111111111111111111111111111111111111111111"/>Р<text:bookmark-end text:name="__Annotation__6269_3270115435____ Копия 211111111111111111111111111111111111111111111111"/>аспахнув ставни входных врат</text:p>
          </text:deletion>
        </text:changed-region>
        <text:changed-region xml:id="ct286220216" text:id="ct286220216">
          <text:insertion>
            <office:change-info>
              <dc:creator>Тарас</dc:creator>
              <dc:date>2024-06-07T20:04:55</dc:date>
              <text:p>Добавлен комментарий</text:p>
              <text:p/>
              <text:p/>
            </office:change-info>
          </text:insertion>
        </text:changed-region>
        <text:changed-region xml:id="ct318226944" text:id="ct318226944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86219696" text:id="ct286219696">
          <text:insertion>
            <office:change-info>
              <dc:creator>Тарас</dc:creator>
              <dc:date>2024-06-07T20:03:18</dc:date>
            </office:change-info>
          </text:insertion>
        </text:changed-region>
        <text:changed-region xml:id="ct286220008" text:id="ct286220008">
          <text:deletion>
            <office:change-info>
              <dc:creator>Тарас</dc:creator>
              <dc:date>2024-06-07T20:02:02</dc:date>
            </office:change-info>
            <text:p text:style-name="P3">узрели</text:p>
          </text:deletion>
        </text:changed-region>
        <text:changed-region xml:id="ct286260632" text:id="ct286260632">
          <text:insertion>
            <office:change-info>
              <dc:creator>Тарас</dc:creator>
              <dc:date>2024-06-07T20:02:03</dc:date>
            </office:change-info>
          </text:insertion>
        </text:changed-region>
        <text:changed-region xml:id="ct286259800" text:id="ct286259800">
          <text:deletion>
            <office:change-info>
              <dc:creator>Тарас</dc:creator>
              <dc:date>2024-06-07T20:24:09</dc:date>
            </office:change-info>
            <text:p text:style-name="P3">множество </text:p>
          </text:deletion>
        </text:changed-region>
        <text:changed-region xml:id="ct286260320" text:id="ct286260320">
          <text:deletion>
            <office:change-info>
              <dc:creator>Тарас</dc:creator>
              <dc:date>2024-06-07T20:13:44</dc:date>
            </office:change-info>
            <text:p text:style-name="P3">, среди которых были </text:p>
          </text:deletion>
        </text:changed-region>
        <text:changed-region xml:id="ct286260944" text:id="ct286260944">
          <text:insertion>
            <office:change-info>
              <dc:creator>Тарас</dc:creator>
              <dc:date>2024-06-07T20:24:14</dc:date>
            </office:change-info>
          </text:insertion>
        </text:changed-region>
        <text:changed-region xml:id="ct286260008" text:id="ct286260008">
          <text:deletion>
            <office:change-info>
              <dc:creator>Тарас</dc:creator>
              <dc:date>2024-06-08T18:20:10</dc:date>
            </office:change-info>
            <text:p text:style-name="P3"><text:s/>одеяния</text:p>
          </text:deletion>
        </text:changed-region>
        <text:changed-region xml:id="ct286260216" text:id="ct286260216">
          <text:deletion>
            <office:change-info>
              <dc:creator>Тарас</dc:creator>
              <dc:date>2024-06-07T20:13:49</dc:date>
            </office:change-info>
            <text:p text:style-name="P3">е</text:p>
          </text:deletion>
        </text:changed-region>
        <text:changed-region xml:id="ct286260424" text:id="ct286260424">
          <text:deletion>
            <office:change-info>
              <dc:creator>Тарас</dc:creator>
              <dc:date>2024-06-08T18:20:10</dc:date>
            </office:change-info>
            <text:p text:style-name="P3">серы</text:p>
          </text:deletion>
        </text:changed-region>
        <text:changed-region xml:id="ct318226632" text:id="ct318226632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86261048" text:id="ct286261048">
          <text:deletion>
            <office:change-info>
              <dc:creator>Тарас</dc:creator>
              <dc:date>2024-06-07T20:05:47</dc:date>
            </office:change-info>
            <text:p text:style-name="P3">монахов, </text:p>
          </text:deletion>
        </text:changed-region>
        <text:changed-region xml:id="ct286259904" text:id="ct286259904">
          <text:insertion>
            <office:change-info>
              <dc:creator>Тарас</dc:creator>
              <dc:date>2024-06-07T20:17:29</dc:date>
            </office:change-info>
          </text:insertion>
        </text:changed-region>
        <text:changed-region xml:id="ct286260112" text:id="ct286260112">
          <text:insertion>
            <office:change-info>
              <dc:creator>Тарас</dc:creator>
              <dc:date>2024-06-07T20:17:50</dc:date>
            </office:change-info>
          </text:insertion>
        </text:changed-region>
        <text:changed-region xml:id="ct286260528" text:id="ct286260528">
          <text:insertion>
            <office:change-info>
              <dc:creator>Тарас</dc:creator>
              <dc:date>2024-06-07T20:24:49</dc:date>
            </office:change-info>
          </text:insertion>
        </text:changed-region>
        <text:changed-region xml:id="ct286260736" text:id="ct286260736">
          <text:insertion>
            <office:change-info>
              <dc:creator>Тарас</dc:creator>
              <dc:date>2024-06-07T20:24:52</dc:date>
            </office:change-info>
          </text:insertion>
        </text:changed-region>
        <text:changed-region xml:id="ct325797352" text:id="ct325797352">
          <text:deletion>
            <office:change-info>
              <dc:creator>&lt;анонимный&gt;</dc:creator>
              <dc:date>2024-06-08T23:09:00</dc:date>
            </office:change-info>
            <text:p text:style-name="P3">й</text:p>
          </text:deletion>
        </text:changed-region>
        <text:changed-region xml:id="ct325799536" text:id="ct325799536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325797976" text:id="ct325797976">
          <text:deletion>
            <office:change-info>
              <dc:creator>&lt;анонимный&gt;</dc:creator>
              <dc:date>2024-06-08T23:09:00</dc:date>
            </office:change-info>
            <text:p text:style-name="P3">вещице</text:p>
          </text:deletion>
        </text:changed-region>
        <text:changed-region xml:id="ct325799016" text:id="ct325799016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86260840" text:id="ct286260840">
          <text:deletion>
            <office:change-info>
              <dc:creator>Тарас</dc:creator>
              <dc:date>2024-06-07T20:06:18</dc:date>
            </office:change-info>
            <text:p text:style-name="P3">странствия</text:p>
          </text:deletion>
        </text:changed-region>
        <text:changed-region xml:id="ct323075392" text:id="ct323075392">
          <text:insertion>
            <office:change-info>
              <dc:creator>Тарас</dc:creator>
              <dc:date>2024-06-07T20:06:20</dc:date>
            </office:change-info>
          </text:insertion>
        </text:changed-region>
        <text:changed-region xml:id="ct323075080" text:id="ct323075080">
          <text:insertion>
            <office:change-info>
              <dc:creator>&lt;анонимный&gt;</dc:creator>
              <dc:date>2024-06-08T21:54:00</dc:date>
            </office:change-info>
          </text:insertion>
        </text:changed-region>
        <text:changed-region xml:id="ct286256160" text:id="ct286256160">
          <text:deletion>
            <office:change-info>
              <dc:creator>Тарас</dc:creator>
              <dc:date>2024-06-08T14:18:37</dc:date>
            </office:change-info>
            <text:p text:style-name="P3">,</text:p>
          </text:deletion>
        </text:changed-region>
        <text:changed-region xml:id="ct286254288" text:id="ct286254288">
          <text:deletion>
            <office:change-info>
              <dc:creator>Тарас</dc:creator>
              <dc:date>2024-06-07T20:08:38</dc:date>
            </office:change-info>
            <text:p text:style-name="P3">после</text:p>
          </text:deletion>
        </text:changed-region>
        <text:changed-region xml:id="ct286255328" text:id="ct286255328">
          <text:deletion>
            <office:change-info>
              <dc:creator>Тарас</dc:creator>
              <dc:date>2024-06-07T20:09:50</dc:date>
            </office:change-info>
            <text:p text:style-name="P3">, </text:p>
          </text:deletion>
        </text:changed-region>
        <text:changed-region xml:id="ct325799224" text:id="ct325799224">
          <text:insertion>
            <office:change-info>
              <dc:creator>Тарас</dc:creator>
              <dc:date>2024-06-08T14:18:38</dc:date>
            </office:change-info>
          </text:insertion>
        </text:changed-region>
        <text:changed-region xml:id="ct325798600" text:id="ct325798600">
          <text:insertion>
            <office:change-info>
              <dc:creator>Тарас</dc:creator>
              <dc:date>2024-06-08T18:20:50</dc:date>
            </office:change-info>
          </text:insertion>
        </text:changed-region>
        <text:changed-region xml:id="ct286254184" text:id="ct286254184">
          <text:insertion>
            <office:change-info>
              <dc:creator>Тарас</dc:creator>
              <dc:date>2024-06-08T14:17:44</dc:date>
            </office:change-info>
          </text:insertion>
        </text:changed-region>
        <text:changed-region xml:id="ct286255536" text:id="ct286255536">
          <text:deletion>
            <office:change-info>
              <dc:creator>Тарас</dc:creator>
              <dc:date>2024-06-08T14:17:58</dc:date>
            </office:change-info>
            <text:p text:style-name="P3"><text:s/></text:p>
          </text:deletion>
        </text:changed-region>
        <text:changed-region xml:id="ct286256264" text:id="ct286256264">
          <text:deletion>
            <office:change-info>
              <dc:creator>Тарас</dc:creator>
              <dc:date>2024-06-07T20:10:17</dc:date>
            </office:change-info>
            <text:p text:style-name="P3">оглушительно взорвался</text:p>
          </text:deletion>
        </text:changed-region>
        <text:changed-region xml:id="ct286255016" text:id="ct286255016">
          <text:deletion>
            <office:change-info>
              <dc:creator>Тарас</dc:creator>
              <dc:date>2024-06-07T20:13:06</dc:date>
            </office:change-info>
            <text:p text:style-name="P3"><text:span text:style-name="T2"><text:s/>странные</text:span></text:p>
          </text:deletion>
        </text:changed-region>
        <text:changed-region xml:id="ct286253560" text:id="ct286253560">
          <text:insertion>
            <office:change-info>
              <dc:creator>Тарас</dc:creator>
              <dc:date>2024-06-08T14:25:43</dc:date>
            </office:change-info>
          </text:insertion>
        </text:changed-region>
        <text:changed-region xml:id="ct286255640" text:id="ct286255640">
          <text:deletion>
            <office:change-info>
              <dc:creator>Тарас</dc:creator>
              <dc:date>2024-06-08T14:25:42</dc:date>
            </office:change-info>
            <text:p text:style-name="P1">ого люда</text:p>
          </text:deletion>
        </text:changed-region>
        <text:changed-region xml:id="ct286254392" text:id="ct286254392">
          <text:insertion>
            <office:change-info>
              <dc:creator>Тарас</dc:creator>
              <dc:date>2024-06-08T14:25:44</dc:date>
            </office:change-info>
          </text:insertion>
        </text:changed-region>
        <text:changed-region xml:id="ct286253976" text:id="ct286253976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86255744" text:id="ct286255744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86253352" text:id="ct286253352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286253144" text:id="ct286253144">
          <text:insertion>
            <office:change-info>
              <dc:creator>Тарас</dc:creator>
              <dc:date>2024-06-08T14:32:55</dc:date>
            </office:change-info>
          </text:insertion>
        </text:changed-region>
        <text:changed-region xml:id="ct286255120" text:id="ct286255120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86255848" text:id="ct286255848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286256056" text:id="ct286256056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318229752" text:id="ct318229752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</text:span></text:p>
          </text:deletion>
          <text:insertion>
            <office:change-info office:chg-author="Тарас" office:chg-date-time="2024-06-08T14:33:17"/>
          </text:insertion>
        </text:changed-region>
        <text:changed-region xml:id="ct318229648" text:id="ct318229648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бывшего Лорда</text:span></text:p>
          </text:deletion>
        </text:changed-region>
        <text:changed-region xml:id="ct286256368" text:id="ct286256368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office:annotation><dc:creator>Тарас</dc:creator><dc:date>2024-06-08T14:33:56.52</dc:date><text:p text:style-name="P16"><text:span text:style-name="T11">Это надо?Вродь и так понятно</text:span></text:p></office:annotation></text:span></text:p>
          </text:deletion>
          <text:insertion>
            <office:change-info office:chg-author="Тарас" office:chg-date-time="2024-06-08T14:33:56">
              <text:p>Добавлен комментарий</text:p>
              <text:p/>
              <text:p/>
            </office:change-info>
          </text:insertion>
        </text:changed-region>
        <text:changed-region xml:id="ct318221952" text:id="ct318221952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/text:p>
          </text:deletion>
        </text:changed-region>
        <text:changed-region xml:id="ct286253664" text:id="ct286253664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office:annotation><dc:creator>Тарас</dc:creator><dc:date>2024-06-08T17:01:47.52</dc:date><text:p text:style-name="P16"><text:span text:style-name="T11">По моему не обязательное предложение</text:span></text:p></office:annotation></text:span></text:p>
          </text:deletion>
          <text:insertion>
            <office:change-info office:chg-author="Тарас" office:chg-date-time="2024-06-08T17:01:47">
              <text:p>Добавлен комментарий</text:p>
              <text:p/>
              <text:p/>
            </office:change-info>
          </text:insertion>
        </text:changed-region>
        <text:changed-region xml:id="ct318228712" text:id="ct318228712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.</text:span></text:p>
          </text:deletion>
        </text:changed-region>
        <text:changed-region xml:id="ct318224760" text:id="ct318224760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318230584" text:id="ct318230584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3">словно невидимая волна расходилась кругами</text:span></text:p>
          </text:deletion>
        </text:changed-region>
        <text:changed-region xml:id="ct286253248" text:id="ct286253248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3"><office:annotation><dc:creator>Тарас</dc:creator><dc:date>2024-06-08T17:03:26.53</dc:date><text:p text:style-name="P16"><text:span text:style-name="T12">Нет связи волны и воздуха вибрирующего</text:span></text:p><text:p text:style-name="P16"><text:span text:style-name="T12">Можно написать:</text:span></text:p><text:p><text:span text:style-name="T12">"Воздух </text:span><text:span text:style-name="T11">завибрировал</text:span><text:span text:style-name="T12"> от силы. Волна прошла по земле и город вздрогнул."</text:span></text:p><text:p text:style-name="P16"><text:span text:style-name="T12"/></text:p><text:p text:style-name="P16"><text:span text:style-name="T12">Можно и убрать эту часть</text:span></text:p></office:annotation></text:span></text:p>
          </text:deletion>
          <text:insertion>
            <office:change-info office:chg-author="Тарас" office:chg-date-time="2024-06-08T17:03:26">
              <text:p>Добавлен комментарий</text:p>
              <text:p/>
              <text:p/>
            </office:change-info>
          </text:insertion>
        </text:changed-region>
        <text:changed-region xml:id="ct318227152" text:id="ct318227152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3">. Земля, стены на ней и башни и сам город вздрогнули</text:span></text:p>
          </text:deletion>
        </text:changed-region>
        <text:changed-region xml:id="ct286254808" text:id="ct286254808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3"><office:annotation office:name="__Annotation__6368_3270115435111111111111111111111111111111111111111"><dc:creator>Тарас</dc:creator><dc:date>2024-06-08T17:11:55.53</dc:date><text:p text:style-name="P16"><text:span text:style-name="T11">Вроде бы можно написать просто — "Город вздрогнул". Стены в след. Предложении и так фигурируют</text:span></text:p></office:annotation></text:span><office:annotation-end office:name="__Annotation__6368_3270115435111111111111111111111111111111111111111"/></text:p>
          </text:deletion>
          <text:insertion>
            <office:change-info office:chg-author="Тарас" office:chg-date-time="2024-06-08T17:11:55">
              <text:p>Добавлен комментарий</text:p>
              <text:p/>
              <text:p/>
            </office:change-info>
          </text:insertion>
        </text:changed-region>
        <text:changed-region xml:id="ct286253456" text:id="ct286253456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286255952" text:id="ct286255952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86253768" text:id="ct286253768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86253872" text:id="ct286253872">
          <text:deletion>
            <office:change-info>
              <dc:creator>Тарас</dc:creator>
              <dc:date>2024-06-08T17:18:29</dc:date>
            </office:change-info>
            <text:p text:style-name="Text_20_body"><text:span text:style-name="T4"><text:s/></text:span><text:span text:style-name="T1">Резкара</text:span></text:p>
          </text:deletion>
        </text:changed-region>
        <text:changed-region xml:id="ct286254080" text:id="ct286254080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318228088" text:id="ct318228088">
          <text:deletion>
            <office:change-info>
              <dc:creator>&lt;анонимный&gt;</dc:creator>
              <dc:date>2024-06-08T21:47:00</dc:date>
            </office:change-info>
            <text:p text:style-name="Text_20_body">Воины</text:p>
          </text:deletion>
        </text:changed-region>
        <text:changed-region xml:id="ct318228504" text:id="ct318228504"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286254496" text:id="ct286254496">
          <text:insertion>
            <office:change-info>
              <dc:creator>Тарас</dc:creator>
              <dc:date>2024-06-08T17:18:41</dc:date>
            </office:change-info>
          </text:insertion>
        </text:changed-region>
        <text:changed-region xml:id="ct286254600" text:id="ct286254600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86254704" text:id="ct286254704">
          <text:deletion>
            <office:change-info>
              <dc:creator>&lt;анонимный&gt;</dc:creator>
              <dc:date>2024-06-08T21:46:00</dc:date>
            </office:change-info>
            <text:p text:style-name="Text_20_body"><office:annotation><dc:creator>Тарас</dc:creator><dc:date>2024-06-08T17:24:15.53</dc:date><text:p text:style-name="P16"><text:span text:style-name="T12">Войны вначале и войны вконце, думаю надо заменить на солдатами, или ещё как-то</text:span></text:p></office:annotation></text:p>
          </text:deletion>
          <text:insertion>
            <office:change-info office:chg-author="Тарас" office:chg-date-time="2024-06-08T17:24:15">
              <text:p>Добавлен комментарий</text:p>
              <text:p/>
              <text:p/>
            </office:change-info>
          </text:insertion>
        </text:changed-region>
        <text:changed-region xml:id="ct286254912" text:id="ct286254912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86256576" text:id="ct286256576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325797456" text:id="ct325797456">
          <text:deletion>
            <office:change-info>
              <dc:creator>&lt;анонимный&gt;</dc:creator>
              <dc:date>2024-06-08T23:14:00</dc:date>
            </office:change-info>
            <text:p text:style-name="Text_20_body"><text:s/></text:p>
          </text:deletion>
        </text:changed-region>
        <text:changed-region xml:id="ct325800264" text:id="ct325800264">
          <text:deletion>
            <office:change-info>
              <dc:creator>&lt;анонимный&gt;</dc:creator>
              <dc:date>2024-06-08T23:14:00</dc:date>
            </office:change-info>
            <text:p text:style-name="Text_20_body"><text:span text:style-name="T1">последней</text:span></text:p>
          </text:deletion>
        </text:changed-region>
        <text:changed-region xml:id="ct318228816" text:id="ct318228816">
          <text:deletion>
            <office:change-info>
              <dc:creator>&lt;анонимный&gt;</dc:creator>
              <dc:date>2024-06-08T21:47:00</dc:date>
            </office:change-info>
            <text:p text:style-name="P1">черная </text:p>
          </text:deletion>
        </text:changed-region>
        <text:changed-region xml:id="ct286259384" text:id="ct286259384">
          <text:deletion>
            <office:change-info>
              <dc:creator>&lt;анонимный&gt;</dc:creator>
              <dc:date>2024-06-08T21:47:00</dc:date>
            </office:change-info>
            <text:p text:style-name="P1"><office:annotation><dc:creator>Тарас</dc:creator><dc:date>2024-06-08T18:16:46.55</dc:date><text:p text:style-name="P16"><text:span text:style-name="T11">Почему черная?</text:span></text:p></office:annotation></text:p>
          </text:deletion>
          <text:insertion>
            <office:change-info office:chg-author="Тарас" office:chg-date-time="2024-06-08T18:16:46">
              <text:p>Добавлен комментарий</text:p>
              <text:p/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ступление.</text:p>
            <text:p text:style-name="P12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 высоких горах<office:annotation><dc:creator>Тарас</dc:creator><dc:date>2024-06-07T14:29:20.48</dc:date><text:p text:style-name="P16"><text:span text:style-name="T11">Тут автоматом читаешь среди морей и высоких гор.</text:span></text:p></office:annotation><text:change-start text:change-id="ct318224552"/><office:annotation><dc:creator>&lt;анонимный&gt;</dc:creator><dc:date>2024-06-08T21:48:30.41</dc:date><text:p text:style-name="P17"><text:span text:style-name="T14">Ответ на Тарас (06/07/2024, 14:29): "..."</text:span></text:p><text:p><text:span text:style-name="T15">Не понял, что значит автоматом</text:span></text:p></office:annotation><text:change-end text:change-id="ct318224552"/> ведут они свои дела, строят королевства, бьются за земли и торгуют. В общем, все идет своим ходом в мире Фритрис.</text:p>
            <text:p text:style-name="Text_20_body">Пока, однажды, невероятная череда событий не сломала размеренное течение жизни и, поставила<text:span text:style-name="T1"> всю цивилизацию </text:span>на край <text:span text:style-name="T1">гибельной </text:span>пропасти.</text:p>
            <text:p text:style-name="P1">У подножья древних гор, в далеком королевстве Dulmir <text:span text:style-name="T4">(</text:span>Дульмир<text:span text:style-name="T4">)</text:span>, на границе земель, по пыльной сельской дороге шел отряд наемников…</text:p>
          </table:table-cell>
        </table:table-row>
        <table:table-row>
          <table:table-cell table:style-name="Таблица1.A2" office:value-type="string">
            <text:p text:style-name="P5">Сцена 1. Первая стычка</text:p>
            <text:p text:style-name="P10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наемник,<text:span text:style-name="T1"> со своим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наемников встать на защиту поселения. На закате, под кроваво алыми облаками, разразил<text:span text:style-name="T1">ся бой, с темными фигурами грабителей встретилась сталь наемников.</text:span></text:p>
            <text:p text:style-name="Text_20_body">Финал</text:p>
            <text:p text:style-name="Text_20_body"><text:span text:style-name="T1">Когда последний грабитель упал, благодарные жители приглашают отпраздновать и поднять пенные кружки за победу. За выпивкой к Резкару подсаживается купец и просит сопроводить его в Tarankol (Таранкол). «В последнее время в окрестностях появилось много лихих людей, похоже какая то неведомая сила манит их в эти края.» </text:span><text:span text:style-name="T4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7">Сцена 2. Караван</text:p>
            <text:p text:style-name="P12"/>
          </table:table-cell>
          <table:table-cell table:style-name="Таблица1.B2" office:value-type="string">
            <text:p text:style-name="P1">Начало</text:p>
            <text:p text:style-name="Text_20_body"><text:span text:style-name="T1">Через</text:span> деревн<text:span text:style-name="T1">ю</text:span> к портовому городу Tarankol <text:span text:style-name="T1">(Таранкол)</text:span> пролегает тракт, последнее время не спокойный. Группа наемников берется сопровождать купеческий караван через опасные земли. </text:p>
            <text:p text:style-name="Text_20_body">На пол пути, чуя богатую наживу, банда<text:span text:style-name="T1"> разбойников </text:span>нападает из засады. Резкар вскидывает руку, посылая знак отряду занять оборону.</text:p>
            <text:p text:style-name="Text_20_body">Финал</text:p>
            <text:p text:style-name="P1">Спасавшихся бегством врагов, наемники настигли в лесу у бандитского лагеря. Среди вещей и оружия, на пне, одиноко сидел монах, закованный в кандалы. «Меня звать <text:change text:change-id="ct157343056"/>Шолох<text:change text:change-id="ct157341808"/> и я благодарен вам за свое освобождение» - молвил он, когда наемник разбил оковы. Монаха взяли с собой до города, где его должен был жда<text:change-start text:change-id="ct157342224"/>ть<text:change-end text:change-id="ct157342224"/><text:change text:change-id="ct157341080"/> корабль и братья по вере. </text:p>
            <text:p text:style-name="P1">Когда караван доставил груз, купец отсыпает пару монет в руку Резкара и довольный удаляется. “Ты же видел как мы общаемся с разбойниками!“— пересчитав монеты, окликнул торговца Резкар.</text:p>
          </table:table-cell>
        </table:table-row>
        <text:soft-page-break/>
        <table:table-row table:style-name="Таблица1.4">
          <table:table-cell table:style-name="Таблица1.A2" office:value-type="string">
            <text:p text:style-name="Text_20_body"><text:span text:style-name="T7">Сцена 3. <text:s/></text:span><text:span text:style-name="T8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Скупому купцу пришлось выплатить оговорённую стоимость полностью. Только тогда Резкар выпустил его из своих крепких объятий. Однако, торговец не забыл обиды и, </text:span>стремясь отомстить за свои <text:span text:style-name="T1">унижения</text:span>, умело оклеветал <text:span text:style-name="T1">ящера</text:span> перед городским Советом, выдвинув обвинения в <text:span text:style-name="T1">нападении на караваны</text:span>. Отряды стражников по приказу Совета <text:span text:style-name="T1">атакуют</text:span> наемников. Сражение в узких улицах города станет тяжелым испытанием...</text:p>
            <text:p text:style-name="Text_20_body">Финал</text:p>
            <text:p text:style-name="Text_20_body"><text:span text:style-name="T1">Наемники пытались пробиться к спасительным городским вратам, но превосходящие силы противника оттеснили их прочь. </text:span><text:s/><text:span text:style-name="T1">Растерянные, наемники <text:s/>не знали, как выбраться из западни. Но тут появился Шолох</text:span>:<text:span text:style-name="T1"> «Следуйте за мной, на мой корабль. » - сказал он и указал рукой в направлении порта. Отряд </text:span><text:s/>с боями пробива<text:span text:style-name="T1">е</text:span>тся к порту и <text:span text:style-name="T1">взобравшись на</text:span> корабль, наконец, спаса<text:span text:style-name="T1">е</text:span>тся бегством от неоправданной и жестокой ярости <text:span text:style-name="T1">стражи</text:span>.</text:p>
          </table:table-cell>
        </table:table-row>
        <table:table-row>
          <table:table-cell table:style-name="Таблица1.A2" office:value-type="string">
            <text:p text:style-name="P9"><text:span text:style-name="T7">Сцена 4. </text:span><text:span text:style-name="T8">Морской бой</text:span></text:p>
          </table:table-cell>
          <table:table-cell table:style-name="Таблица1.B2" office:value-type="string">
            <text:p text:style-name="Text_20_body">Начало</text:p>
            <text:p text:style-name="Text_20_body">Уплыв на корабле<text:span text:style-name="T1">, наемники так и не получают столь желанного спасения. Из-за горизонта, наперерез им мчался фрегат с черным флагом. Пираты быстро настигают корабль Резкара и берут его на абордаж. «Эх, многовато нежданных приключений за последнее время. Сталь не успевает просохнуть» - промолвил </text:span><text:change text:change-id="ct157341496"/><text:change-start text:change-id="ct157341288"/><text:span text:style-name="T1">ящер</text:span><text:change-end text:change-id="ct157341288"/><text:span text:style-name="T1">, обнажая свое оружие.</text:span></text:p>
            <text:p text:style-name="Text_20_body">Финал</text:p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Brae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able:table-cell>
        </table:table-row>
        <table:table-row>
          <table:table-cell table:style-name="Таблица1.A2" office:value-type="string">
            <text:p text:style-name="P9"><text:span text:style-name="T7">Сцена 5. <text:s/></text:span><text:span text:style-name="T8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text:change text:change-id="ct157342016"/><text:span text:style-name="T1"><text:s/>спустилась с гор и </text:span><text:change text:change-id="ct157343472"/><text:change-start text:change-id="ct157342536"/><text:span text:style-name="T1">быстро</text:span><text:change-end text:change-id="ct157342536"/><text:span text:style-name="T1"> двигалась к городу, уничтожая все</text:span><text:change text:change-id="ct157341600"/><text:change text:change-id="ct157342744"/><text:span text:style-name="T1"> на пути</text:span>. <text:s/><text:span text:style-name="T1">Brae готовился к тяжелой осаде. </text:span><text:change text:change-id="ct157341392"/><text:span text:style-name="T1">Резкару</text:span><text:change text:change-id="ct157343264"/> <text:change-start text:change-id="ct157343576"/><text:span text:style-name="T1">же </text:span><text:change-end text:change-id="ct157343576"/><text:change-start text:change-id="ct157341912"/><text:span text:style-name="T1">приказа</text:span><text:change-end text:change-id="ct157341912"/><text:change-start text:change-id="ct157342848"/><text:span text:style-name="T1">ли</text:span><text:change-end text:change-id="ct157342848"/><text:change text:change-id="ct157342952"/> совершить рейд в горы и найти источник<text:change text:change-id="ct157343680"/><text:span text:style-name="T1"> нашествия.</text:span></text:p>
            <text:p text:style-name="Text_20_body"><text:change text:change-id="ct157342120"/><text:change-start text:change-id="ct157343888"/><text:span text:style-name="T1">Вскоре</text:span><text:change-end text:change-id="ct157343888"/>, <text:span text:style-name="T1">наемники</text:span> оказалась под <text:change text:change-id="ct157343992"/><text:s/>стенами древнего монастыря<text:change-start text:change-id="ct157344096"/><text:span text:style-name="T1">, где скрывался вождь орды</text:span><text:change-end text:change-id="ct157344096"/>. <text:span text:style-name="T1">Резкар сразу уловил тяжелую ауру, тянущуюся шлейфом к этому месту. Отряд проник за стены под покровом темноты и внезапной атакой обрушился на врагов</text:span><text:change text:change-id="ct157344616"/><text:span text:style-name="T1">.</text:span></text:p>
            <text:p text:style-name="Standard">Монахи сцена:</text:p>
            <text:p text:style-name="P2"><text:change-start text:change-id="ct157345032"/><text:span text:style-name="T1">Не только Резкар стремился попасть</text:span><text:change-end text:change-id="ct157345032"/><text:change-start text:change-id="ct157344720"/><text:span text:style-name="T1"> в монастырь, уже несколько дней Шолох </text:span><text:change-end text:change-id="ct157344720"/><text:change-start text:change-id="ct157344928"/><text:span text:style-name="T1">с монахами пребывал </text:span><text:change-end text:change-id="ct157344928"/><text:change-start text:change-id="ct157344408"/><text:span text:style-name="T1">рядом</text:span><text:change-end text:change-id="ct157344408"/><text:change-start text:change-id="ct157344512"/><text:span text:style-name="T1"> в надежде проникну</text:span><text:change-end text:change-id="ct157344512"/><text:change-start text:change-id="ct157344824"/><text:span text:style-name="T1">ть в некогда свой дом</text:span><text:change-end text:change-id="ct157344824"/><text:change text:change-id="ct286217408"/><text:change text:change-id="ct286219176"/><text:change text:change-id="ct286217720"/><text:change-start text:change-id="ct286216576"/><text:span text:style-name="T1">.</text:span><text:change-end text:change-id="ct286216576"/><text:span text:style-name="T1"> </text:span><text:change-start text:change-id="ct286217616"/><text:span text:style-name="T1">О</text:span><text:change-end text:change-id="ct286217616"/><text:change-start text:change-id="ct286219280"/><text:span text:style-name="T1">ни и </text:span><text:change-end text:change-id="ct286219280"/><text:change text:change-id="ct286218864"/><text:change-start text:change-id="ct286218552"/><text:span text:style-name="T1">в</text:span><text:change-end text:change-id="ct286218552"/><text:span text:style-name="T1">оспользова</text:span><text:change-start text:change-id="ct286219384"/><text:span text:style-name="T1">лись</text:span><text:change-end text:change-id="ct286219384"/><text:change text:change-id="ct286216264"/><text:change text:change-id="ct286219488"/><text:change-start text:change-id="ct286216680"/><text:span text:style-name="T1"> </text:span><text:change-end text:change-id="ct286216680"/><text:change text:change-id="ct286216992"/><text:change-start text:change-id="ct286218656"/><text:span text:style-name="T1">момент</text:span><text:change-end text:change-id="ct286218656"/><text:change-start text:change-id="ct286216368"/><text:span text:style-name="T1">ом</text:span><text:change-end text:change-id="ct286216368"/><text:span text:style-name="T1">, </text:span><text:change text:change-id="ct286217096"/><text:change-start text:change-id="ct286218240"/><text:span text:style-name="T1">когда</text:span><text:change-end text:change-id="ct286218240"/><text:span text:style-name="T1"> наемники </text:span><text:soft-page-break/><text:span text:style-name="T1">отвлекли стражу</text:span><text:change-start text:change-id="ct286219072"/><text:span text:style-name="T1">.</text:span><text:change-end text:change-id="ct286219072"/><text:change-start text:change-id="ct286216472"/><text:span text:style-name="T1">..</text:span><text:change-end text:change-id="ct286216472"/><text:change text:change-id="ct286216784"/><text:change text:change-id="ct286218968"/></text:p>
            <text:p text:style-name="Text_20_body">Финал<text:change text:change-id="ct286218760"/><text:change-start text:change-id="ct286217200"/></text:p>
            <text:p text:style-name="P3"><text:change-end text:change-id="ct286217200"/>Взятый врасплох<text:change-start text:change-id="ct286216888"/> наёмниками<text:change-end text:change-id="ct286216888"/> противник <text:change text:change-id="ct286218344"/>был разбит. Однако, к <text:change text:change-id="ct286217824"/><text:s/>удивлению Резкара<text:change-start text:change-id="ct286217304"/>,<text:change-end text:change-id="ct286217304"/><text:change text:change-id="ct286217512"/><text:change-start text:change-id="ct286217928"/> <text:change-end text:change-id="ct286217928"/>кто<text:change-start text:change-id="ct286218032"/>-<text:change-end text:change-id="ct286218032"/><text:change text:change-id="ct286218136"/>то <text:change text:change-id="ct286218448"/><text:change-start text:change-id="ct286220112"/>продолжал<text:change-end text:change-id="ct286220112"/> сражался внутри <text:change text:change-id="ct286219904"/><text:change-start text:change-id="ct286219800"/>храма<text:change-end text:change-id="ct286219800"/>. <text:change text:change-id="ct286219592"/><text:change-start text:change-id="ct286220216"/><office:annotation office:name="__Annotation__6269_3270115435"><dc:creator>Тарас</dc:creator><dc:date>2024-06-07T20:04:55.50</dc:date><text:p text:style-name="P16"><text:span text:style-name="T11">Долго</text:span></text:p></office:annotation><text:change-end text:change-id="ct286220216"/><text:change-start text:change-id="ct318226944"/><office:annotation><dc:creator>&lt;анонимный&gt;</dc:creator><dc:date>2024-06-08T21:53:06.96</dc:date><text:p text:style-name="P17"><text:span text:style-name="T14">Ответ на Тарас (06/07/2024, 20:04): "..."</text:span></text:p><text:p><text:span text:style-name="T15">Нормально</text:span></text:p></office:annotation><text:change-end text:change-id="ct318226944"/><text:change-start text:change-id="ct286219696"/>Войдя внутрь<text:change-end text:change-id="ct286219696"/>, наемники <text:change text:change-id="ct286220008"/><text:change-start text:change-id="ct286260632"/>увидели<text:change-end text:change-id="ct286260632"/> <text:change text:change-id="ct286259800"/>тел<text:change text:change-id="ct286260320"/><text:change-start text:change-id="ct286260944"/>а<text:change-end text:change-id="ct286260944"/><text:change text:change-id="ct286260008"/><text:change text:change-id="ct286260216"/><text:change text:change-id="ct286260424"/><text:change-start text:change-id="ct318226632"/> <office:annotation office:name="__Annotation__1302_177555983"><dc:creator>&lt;анонимный&gt;</dc:creator><dc:date>2024-06-08T21:53:58.55</dc:date><text:p text:style-name="P17"><text:span text:style-name="T13">Вернул, без уточнения можно не понять</text:span></text:p></office:annotation>монахов,<office:annotation-end office:name="__Annotation__1302_177555983"/><text:change-end text:change-id="ct318226632"/> <text:change text:change-id="ct286261048"/>их недавних спутников. Посреди зала стоял вождь, его рука держала меч<text:change-start text:change-id="ct286259904"/>,<text:change-end text:change-id="ct286259904"/> по рукоять<text:change-start text:change-id="ct286260112"/>,<text:change-end text:change-id="ct286260112"/> вонзенный в плоть Шолоха. Тот<text:change-start text:change-id="ct286260528"/>,<text:change-end text:change-id="ct286260528"/> в свою очередь<text:change-start text:change-id="ct286260736"/>,<text:change-end text:change-id="ct286260736"/> схватил цепочку на груди вождя и тянул с такой силой, словно в сжимаемо<text:change text:change-id="ct325797352"/><text:change-start text:change-id="ct325799536"/>м<text:change-end text:change-id="ct325799536"/> руками <text:change text:change-id="ct325797976"/><text:change-start text:change-id="ct325799016"/><office:annotation office:name="__Annotation__2621_177555983"><dc:creator>&lt;анонимный&gt;</dc:creator><dc:date>2024-06-08T23:09:26.87</dc:date><text:p text:style-name="P17"><text:span text:style-name="T13">Вещица применяется дальше</text:span></text:p></office:annotation>предмете<office:annotation-end office:name="__Annotation__2621_177555983"/><text:change-end text:change-id="ct325799016"/> заключался весь смысл его <text:change text:change-id="ct286260840"/><text:change-start text:change-id="ct323075392"/>бытия<text:change-end text:change-id="ct323075392"/><text:change-start text:change-id="ct323075080"/><office:annotation office:name="__Annotation__1303_177555983"><dc:creator>&lt;анонимный&gt;</dc:creator><dc:date>2024-06-08T21:54:51.58</dc:date><text:p text:style-name="P17"><text:span text:style-name="T13">Плохое слово бытия, заменить бы</text:span></text:p></office:annotation><office:annotation-end office:name="__Annotation__1303_177555983"/><text:change-end text:change-id="ct323075080"/>. Резкар заметил шевеление губ монаха<text:change text:change-id="ct286256160"/><text:change text:change-id="ct286254288"/><text:change text:change-id="ct286255328"/><text:change-start text:change-id="ct325799224"/>.<text:change-end text:change-id="ct325799224"/> <text:change-start text:change-id="ct325798600"/>Произнесённое з<text:change-end text:change-id="ct325798600"/><text:change-start text:change-id="ct286254184"/>аклинание взорвало <text:change-end text:change-id="ct286254184"/>воздух между противниками <text:change text:change-id="ct286255536"/><text:change text:change-id="ct286256264"/>и их тела разлетелись, разбившись о каменные стены. <text:span text:style-name="T2">Обыскав помещение, наемники заметили тайный лаз, которым, по видимому, и воспользовались</text:span><text:change text:change-id="ct286255016"/><text:span text:style-name="T2"> монахи.</text:span></text:p>
          </table:table-cell>
        </table:table-row>
        <table:table-row>
          <table:table-cell table:style-name="Таблица1.A2" office:value-type="string">
            <text:p text:style-name="P9"><text:span text:style-name="T7">Сцена 6. <text:s/></text:span><text:span text:style-name="T8">Мост</text:span></text:p>
          </table:table-cell>
          <table:table-cell table:style-name="Таблица1.B2" office:value-type="string">
            <text:p text:style-name="Text_20_body">Начало</text:p>
            <text:p text:style-name="P1">Резкар продолжил работать на Лорда, выполняя самые опасные приказы. Добившись расположения, он стал одним из генералов <text:span text:style-name="T4">Brea</text:span>. Его слава росла, от него исходила зловещая, но притягательная аура и он быстро стал прославленным героем в глазах воинов и прост<text:change-start text:change-id="ct286253560"/>ых<text:change-end text:change-id="ct286253560"/><text:change text:change-id="ct286255640"/><text:change-start text:change-id="ct286254392"/> жителей<text:change-end text:change-id="ct286254392"/>. <text:s/>Каждый раз, заканчивая битву решительной победой, воин ощущал в себе всё больше мощи. Всё больше становилось и войско.</text:p>
            <text:p text:style-name="P1">Ощущая такую силу в своем распоряжении, Лорд решил позариться на власть во всем королевстве Дульмир и отдал приказ атаковать гарнизон Короля у моста по дороге в столицу.</text:p>
            <text:p text:style-name="Text_20_body">Финал</text:p>
            <text:p text:style-name="Text_20_body"><text:span text:style-name="T1">Сражаясь</text:span> на узком переходе,<text:span text:style-name="T1"> Резкар </text:span>ощуща<text:span text:style-name="T1">л</text:span> <text:span text:style-name="T1">лёгкость</text:span> <text:span text:style-name="T1">в </text:span>движени<text:span text:style-name="T1">ях и без жалости рубил воинов оборонявших переправу</text:span>. <text:span text:style-name="T1">Мост был захвачен. В лагере на противоположном берегу, в шатре Лорда,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е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9"><text:span text:style-name="T7">Сцена 7. <text:s/></text:span><text:span text:style-name="T8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наемник <text:span text:style-name="T1">оборвал жизнь своего повелителя</text:span>. <text:span text:style-name="T1">«Не сметь» - только и 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286253976"/></text:p>
            <text:p text:style-name="Text_20_body"><text:change-end text:change-id="ct286253976"/><text:change-start text:change-id="ct286255744"/><text:span text:style-name="T1">...</text:span><text:change-end text:change-id="ct286255744"/><text:span text:style-name="T1">И вот, на бескрайнем осеннем поле Резкар встретил, развернувшуюся во все знамена, армию короля, уже не </text:span><text:change text:change-id="ct286253352"/><text:change-start text:change-id="ct286253144"/><text:span text:style-name="T1">лидером</text:span><text:change-end text:change-id="ct286253144"/><text:span text:style-name="T1"> наемников, а командующим </text:span><text:change-start text:change-id="ct286255120"/><text:span text:style-name="T1">целого </text:span><text:change-end text:change-id="ct286255120"/><text:change text:change-id="ct286255848"/><text:change-start text:change-id="ct286256056"/><text:span text:style-name="T1">войска</text:span><text:change-end text:change-id="ct286256056"/><text:change text:change-id="ct318229752"/><text:change text:change-id="ct318229648"/><text:change text:change-id="ct286256368"/><text:span text:style-name="T1">. </text:span></text:p>
            <text:p text:style-name="Text_20_body">Финал</text:p>
            <text:p text:style-name="Text_20_body"><text:soft-page-break/><text:span text:style-name="T1">Король отступил. </text:span>Смешанный запах <text:span text:style-name="T1">смерти</text:span> и горящих полей 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всё закончится только с гибелью короля.</text:span></text:p>
          </table:table-cell>
        </table:table-row>
        <table:table-row>
          <table:table-cell table:style-name="Таблица1.A2" office:value-type="string">
            <text:p text:style-name="P9"><text:span text:style-name="T7">Сцена 8. <text:s/>Брешь</text:span><text:span text:style-name="T8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свои полки к древнему городу Dulmir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318221952"/><text:change text:change-id="ct286253664"/><text:change text:change-id="ct318228712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318224760"/><text:span text:style-name="T1"><text:s/>в</text:span><text:span text:style-name="T3">олна прошла по земле и город вздрогнул</text:span><text:change-end text:change-id="ct318224760"/><text:change text:change-id="ct318230584"/><text:change text:change-id="ct286253248"/><text:change text:change-id="ct318227152"/><text:change text:change-id="ct286254808"/><text:span text:style-name="T1">. Каменная кладка, казалось монолитных стен, не выдержала и рухнула, создав громадную брешь. </text:span><text:change text:change-id="ct286253456"/><text:change-start text:change-id="ct286255952"/><text:span text:style-name="T4">В</text:span><text:change-end text:change-id="ct286255952"/><text:change-start text:change-id="ct286253768"/><text:span text:style-name="T1">ойска</text:span><text:change-end text:change-id="ct286253768"/><text:change text:change-id="ct286253872"/><text:span text:style-name="T1"> ринулись на штурм.</text:span><text:change-start text:change-id="ct286254080"/><text:span text:style-name="T1">..</text:span><text:change-end text:change-id="ct286254080"/></text:p>
            <text:p text:style-name="Text_20_body">Финал</text:p>
            <text:p text:style-name="Text_20_body"><text:change text:change-id="ct318228088"/><text:change-start text:change-id="ct318228504"/><text:span text:style-name="T1">Солдаты</text:span><text:change-end text:change-id="ct318228504"/> <text:span text:style-name="T1">Резкара</text:span><text:change-start text:change-id="ct286254496"/><text:span text:style-name="T1">,</text:span><text:change-end text:change-id="ct286254496"/><text:span text:style-name="T1"> словно</text:span> одержимые<text:change-start text:change-id="ct286254600"/>,<text:change-end text:change-id="ct286254600"/> двигались <text:span text:style-name="T1">улицами города,</text:span> оставляя за собой лишь разрушения. <text:span text:style-name="T1">Сам бывший наемник </text:span>шел впереди всех, не зна<text:span text:style-name="T1">я</text:span> усталости <text:span text:style-name="T1">и не чувствуя жалости</text:span>. Сражение длилось до рассвета, и, когда первые лучи солнца осветили опустошенные улицы, Резкар стоял на центральной площади Dulmir, окруженный своими воинами<text:change text:change-id="ct286254704"/>.</text:p>
          </table:table-cell>
        </table:table-row>
        <table:table-row>
          <table:table-cell table:style-name="Таблица1.A2" office:value-type="string">
            <text:p text:style-name="P9"><text:span text:style-name="T7">Сцена 9. <text:s/></text:span><text:span text:style-name="T8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Остатки гарнизона и вооруженные ж</text:span>ители Dulmir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,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Dulmir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286254912"/>..<text:change-end text:change-id="ct286254912"/> <text:change-start text:change-id="ct286256576"/></text:p>
            <text:p text:style-name="Text_20_body"><text:change-end text:change-id="ct286256576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9"><text:span text:style-name="T7">Сцена </text:span><text:span text:style-name="T8">10. Корона чья?</text:span><text:span text:style-name="T7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span text:style-name="T1">все 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325797456"/><text:change text:change-id="ct325800264"/><text:span text:style-name="T1"> битве</text:span> за судьбу <text:soft-page-break/>королевства. </text:p>
            <text:p text:style-name="Text_20_body">Финал.</text:p>
            <text:p text:style-name="P1">Властелин, изможденный, но непреклонный, встретил Резкара лицом к лицу. Клинки скрестились с оглушительным звоном. С каждым ударом Резкар все сильнее теснил короля, пока наконец его клинок не прорвал защиту и не вонзился в грудь правителя. Властелин пал на колени, <text:change text:change-id="ct318228816"/>кровь<text:change text:change-id="ct286259384"/> хлынула из раны. Жезл выпал из его ослабевших пальцев и зазвенел по мраморным плитам тронного зала, упершись в ноги Резкара. 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3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положа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6T21:46:03.13</meta:creation-date>
    <dc:date>2024-06-08T23:15:22.79</dc:date>
    <meta:editing-duration>P1DT6H6M40S</meta:editing-duration>
    <meta:editing-cycles>44</meta:editing-cycles>
    <meta:generator>OpenOffice/4.1.11$Win32 OpenOffice.org_project/4111m1$Build-9808</meta:generator>
    <meta:document-statistic meta:table-count="1" meta:image-count="0" meta:object-count="0" meta:page-count="5" meta:paragraph-count="133" meta:word-count="1605" meta:character-count="10703"/>
  </office:meta>
</office:document-meta>
</file>